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974cm"/>
    </style:style>
    <style:style style:name="co23" style:family="table-column">
      <style:table-column-properties fo:break-before="auto" style:column-width="2.734cm"/>
    </style:style>
    <style:style style:name="co25" style:family="table-column">
      <style:table-column-properties fo:break-before="auto" style:column-width="4.546cm"/>
    </style:style>
    <style:style style:name="co26" style:family="table-column">
      <style:table-column-properties fo:break-before="auto" style:column-width="2.267cm"/>
    </style:style>
    <style:style style:name="ro23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256cm" fo:break-before="auto" style:use-optimal-row-height="true"/>
    </style:style>
    <style:style style:name="ro21" style:family="table-row">
      <style:table-row-properties style:row-height="2.708cm" fo:break-before="auto" style:use-optimal-row-height="true"/>
    </style:style>
    <style:style style:name="ro25" style:family="table-row">
      <style:table-row-properties style:row-height="0.788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99ff"/>
    </style:style>
    <style:style style:name="ce41" style:family="table-cell" style:parent-style-name="Default">
      <style:table-cell-properties fo:background-color="#cc9900"/>
    </style:style>
    <style:style style:name="ce42" style:family="table-cell" style:parent-style-name="Default">
      <style:table-cell-properties fo:background-color="#6666ff"/>
      <style:text-properties fo:color="#cc9900"/>
    </style:style>
    <style:style style:name="ce43" style:family="table-cell" style:parent-style-name="Default">
      <style:table-cell-properties fo:background-color="#ffff66"/>
    </style:style>
    <style:style style:name="ce44" style:family="table-cell" style:parent-style-name="Default">
      <style:table-cell-properties fo:background-color="#ff950e"/>
    </style:style>
    <style:style style:name="ce45" style:family="table-cell" style:parent-style-name="Default">
      <style:table-cell-properties fo:background-color="#ffff66"/>
      <style:text-properties fo:color="#ff950e"/>
    </style:style>
    <style:style style:name="ce46" style:family="table-cell" style:parent-style-name="Default">
      <style:table-cell-properties fo:background-color="#ff3333"/>
      <style:text-properties fo:language="en" fo:country="GB" style:font-name-asian="Microsoft YaHei" style:language-asian="zh" style:country-asian="CN" style:font-name-complex="Mangal" style:language-complex="hi" style:country-complex="IN"/>
    </style:style>
    <style:style style:name="ce47" style:family="table-cell" style:parent-style-name="Default">
      <style:table-cell-properties fo:background-color="#6666ff"/>
    </style:style>
    <style:style style:name="ce4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PORT" table:style-name="ta1" table:print="false">
        <table:table-column table:style-name="co25" table:number-columns-repeated="16" table:default-cell-style-name="ce39"/>
        <table:table-column table:style-name="co25" table:default-cell-style-name="Default"/>
        <table:table-column table:style-name="co25" table:number-columns-repeated="1007" table:default-cell-style-name="ce39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BuildingName">
            <text:p>Building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WhoWorksHere">
            <text:p>WhoWorksHere</text:p>
          </table:table-cell>
          <table:table-cell table:style-name="ce1" table:formula="of:=[HumanReadable.G1]" office:value-type="string" office:string-value="PullJobLimit">
            <text:p>PullJobLimit</text:p>
          </table:table-cell>
          <table:table-cell table:style-name="ce1" table:formula="of:=[HumanReadable.H1]" office:value-type="string" office:string-value="PushJobLimit">
            <text:p>PushJobLimit</text:p>
          </table:table-cell>
          <table:table-cell table:style-name="ce1" table:formula="of:=[HumanReadable.I1]" office:value-type="string" office:string-value="ConstructionRecipe">
            <text:p>ConstructionRecipe</text:p>
          </table:table-cell>
          <table:table-cell table:style-name="ce1" table:formula="of:=[HumanReadable.J1]" office:value-type="string" office:string-value="Stockpiles">
            <text:p>Stockpiles</text:p>
          </table:table-cell>
          <table:table-cell table:style-name="ce1" table:formula="of:=[HumanReadable.K1]" office:value-type="string" office:string-value="HarvestAreaRadius">
            <text:p>HarvestAreaRadius</text:p>
          </table:table-cell>
          <table:table-cell table:style-name="ce1" table:formula="of:=[HumanReadable.L1]" office:value-type="string" office:string-value="HarvestAreaMaxDist">
            <text:p>HarvestAreaMaxDist</text:p>
          </table:table-cell>
          <table:table-cell table:style-name="ce1" table:formula="of:=[HumanReadable.M1]" office:value-type="string" office:string-value="HarvestRecipeList">
            <text:p>HarvestRecipeList</text:p>
          </table:table-cell>
          <table:table-cell table:style-name="ce1" table:formula="of:=[HumanReadable.N1]" office:value-type="string" office:string-value="CraftingRecipeList">
            <text:p>CraftingRecipeList</text:p>
          </table:table-cell>
          <table:table-cell table:style-name="ce1" table:formula="of:=[HumanReadable.O1]" office:value-type="string" office:string-value="HelpText">
            <text:p>HelpText</text:p>
          </table:table-cell>
          <table:table-cell table:style-name="ce1" table:formula="of:=[HumanReadable.P1]" office:value-type="string" office:string-value="BlueprintClass">
            <text:p>BlueprintClass</text:p>
          </table:table-cell>
          <table:table-cell table:style-name="ce1" table:formula="of:=[HumanReadable.Q1]" office:value-type="string" office:string-value="Icon">
            <text:p>Icon</text:p>
          </table:table-cell>
          <table:table-cell table:style-name="ce1" table:formula="of:=[HumanReadable.R1]" office:value-type="string" office:string-value="Mesh">
            <text:p>Mesh</text:p>
          </table:table-cell>
          <table:table-cell table:style-name="ce1" table:formula="of:=[HumanReadable.S1]" office:value-type="string" office:string-value="Special(?? school? Palace?)">
            <text:p>Special(?? school? Palace?)</text:p>
          </table:table-cell>
          <table:table-cell table:style-name="ce1" table:formula="of:=[HumanReadable.T1]" office:value-type="string" office:string-value="TUTORIALS!?">
            <text:p>TUTORIALS!?</text:p>
          </table:table-cell>
          <table:table-cell table:style-name="ce1" table:formula="of:=[HumanReadable.U1]" office:value-type="string" office:string-value="Color Explanations (For all Sheets)">
            <text:p>Color Explanations (For all Sheets)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style-name="ce1" table:formula="of:=[HumanReadable.X1]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s">
            <text:p>Woodcutters</text:p>
          </table:table-cell>
          <table:table-cell table:style-name="ce1" table:formula="of:=[HumanReadable.C2]" office:value-type="string" office:string-value="Woodcutter's">
            <text:p>Woodcutter's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float" office:value="150">
            <text:p>150</text:p>
          </table:table-cell>
          <table:table-cell table:style-name="ce1" table:formula="of:=[HumanReadable.F2]" office:value-type="string" office:string-value="Lumberjack">
            <text:p>Lumberjack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ce1" table:formula="of:=[HumanReadable.H2]" office:value-type="float" office:value="1">
            <text:p>1</text:p>
          </table:table-cell>
          <table:table-cell table:style-name="ce1" table:formula="of:=INDIRECT(  ADDRESS(   MATCH(    [HumanReadable.$I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K2]" office:value-type="float" office:value="1000">
            <text:p>1000</text:p>
          </table:table-cell>
          <table:table-cell table:style-name="ce1" table:formula="of:=[HumanReadable.L2]" office:value-type="float" office:value="1500">
            <text:p>1500</text:p>
          </table:table-cell>
          <table:table-cell table:style-name="ce1" table:formula="of:=INDIRECT(  ADDRESS(   MATCH([HumanReadable.M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N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P2]" office:value-type="string" office:string-value="Woodcutters">
            <text:p>Woodcutters</text:p>
          </table:table-cell>
          <table:table-cell table:style-name="ce1" table:formula="of:=[HumanReadable.Q2]" office:value-type="string" office:string-value="woodcuttersIcon">
            <text:p>woodcuttersIcon</text:p>
          </table:table-cell>
          <table:table-cell table:style-name="ce1" table:formula="of:=[HumanReadable.R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string" office:string-value="Sawmill">
            <text:p>Sawmill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float" office:value="200">
            <text:p>200</text:p>
          </table:table-cell>
          <table:table-cell table:style-name="ce1" table:formula="of:=[HumanReadable.F3]" office:value-type="string" office:string-value="Carpenter">
            <text:p>Carpenter</text:p>
          </table:table-cell>
          <table:table-cell table:style-name="ce1" table:formula="of:=[HumanReadable.G3]" office:value-type="float" office:value="3">
            <text:p>3</text:p>
          </table:table-cell>
          <table:table-cell table:style-name="ce1" table:formula="of:=[HumanReadable.H3]" office:value-type="float" office:value="1">
            <text:p>1</text:p>
          </table:table-cell>
          <table:table-cell table:style-name="ce1" table:formula="of:=INDIRECT(  ADDRESS(   MATCH(    [HumanReadable.$I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J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[HumanReadable.L3]" office:value-type="float" office:value="0">
            <text:p>0</text:p>
          </table:table-cell>
          <table:table-cell table:style-name="ce1" table:formula="of:=INDIRECT(  ADDRESS(   MATCH([HumanReadable.M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O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P3]" office:value-type="string" office:string-value="Sawmill">
            <text:p>Sawmill</text:p>
          </table:table-cell>
          <table:table-cell table:style-name="ce1" table:formula="of:=[HumanReadable.Q3]" office:value-type="string" office:string-value="sawmillIcon">
            <text:p>sawmillIcon</text:p>
          </table:table-cell>
          <table:table-cell table:style-name="ce1" table:formula="of:=[HumanReadable.R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string" office:string-value="Bakery">
            <text:p>Bakery</text:p>
          </table:table-cell>
          <table:table-cell table:style-name="ce1" table:formula="of:=[HumanReadable.D4]" office:value-type="float" office:value="6">
            <text:p>6</text:p>
          </table:table-cell>
          <table:table-cell table:style-name="ce1" table:formula="of:=[HumanReadable.E4]" office:value-type="float" office:value="250">
            <text:p>250</text:p>
          </table:table-cell>
          <table:table-cell table:style-name="ce1" table:formula="of:=[HumanReadable.F4]" office:value-type="string" office:string-value="Baker">
            <text:p>Baker</text:p>
          </table:table-cell>
          <table:table-cell table:style-name="ce1" table:formula="of:=[HumanReadable.G4]" office:value-type="float" office:value="3">
            <text:p>3</text:p>
          </table:table-cell>
          <table:table-cell table:style-name="ce1" table:formula="of:=[HumanReadable.H4]" office:value-type="float" office:value="1">
            <text:p>1</text:p>
          </table:table-cell>
          <table:table-cell table:style-name="ce1" table:formula="of:=INDIRECT(  ADDRESS(   MATCH(    [HumanReadable.$I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[HumanReadable.L4]" office:value-type="float" office:value="0">
            <text:p>0</text:p>
          </table:table-cell>
          <table:table-cell table:style-name="ce1" table:formula="of:=INDIRECT(  ADDRESS(   MATCH([HumanReadable.M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O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P4]" office:value-type="string" office:string-value="Bakery">
            <text:p>Bakery</text:p>
          </table:table-cell>
          <table:table-cell table:style-name="ce1" table:formula="of:=[HumanReadable.Q4]" office:value-type="string" office:string-value="bakeryIcon">
            <text:p>bakeryIcon</text:p>
          </table:table-cell>
          <table:table-cell table:style-name="ce1" table:formula="of:=[HumanReadable.R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string" office:string-value="Coalmine">
            <text:p>Coalmine</text:p>
          </table:table-cell>
          <table:table-cell table:style-name="ce1" table:formula="of:=[HumanReadable.D5]" office:value-type="float" office:value="9">
            <text:p>9</text:p>
          </table:table-cell>
          <table:table-cell table:style-name="ce1" table:formula="of:=[HumanReadable.E5]" office:value-type="float" office:value="150">
            <text:p>150</text:p>
          </table:table-cell>
          <table:table-cell table:style-name="ce1" table:formula="of:=[HumanReadable.F5]" office:value-type="string" office:string-value="Miner">
            <text:p>Miner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ce1" table:formula="of:=[HumanReadable.H5]" office:value-type="float" office:value="1">
            <text:p>1</text:p>
          </table:table-cell>
          <table:table-cell table:style-name="ce1" table:formula="of:=INDIRECT(  ADDRESS(   MATCH(    [HumanReadable.$I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K5]" office:value-type="float" office:value="1000">
            <text:p>1000</text:p>
          </table:table-cell>
          <table:table-cell table:style-name="ce1" table:formula="of:=[HumanReadable.L5]" office:value-type="float" office:value="1500">
            <text:p>1500</text:p>
          </table:table-cell>
          <table:table-cell table:style-name="ce1" table:formula="of:=INDIRECT(  ADDRESS(   MATCH([HumanReadable.M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N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P5]" office:value-type="string" office:string-value="Coalmine">
            <text:p>Coalmine</text:p>
          </table:table-cell>
          <table:table-cell table:style-name="ce1" table:formula="of:=[HumanReadable.Q5]" office:value-type="string" office:string-value="coalmineIcon">
            <text:p>coalmineIcon</text:p>
          </table:table-cell>
          <table:table-cell table:style-name="ce1" table:formula="of:=[HumanReadable.R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string" office:string-value="Farm">
            <text:p>Farm</text:p>
          </table:table-cell>
          <table:table-cell table:style-name="ce1" table:formula="of:=[HumanReadable.D6]" office:value-type="float" office:value="4">
            <text:p>4</text:p>
          </table:table-cell>
          <table:table-cell table:style-name="ce1" table:formula="of:=[HumanReadable.E6]" office:value-type="float" office:value="225">
            <text:p>225</text:p>
          </table:table-cell>
          <table:table-cell table:style-name="ce1" table:formula="of:=[HumanReadable.F6]" office:value-type="string" office:string-value="Farmer">
            <text:p>Farmer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ce1" table:formula="of:=[HumanReadable.H6]" office:value-type="float" office:value="1">
            <text:p>1</text:p>
          </table:table-cell>
          <table:table-cell table:style-name="ce1" table:formula="of:=INDIRECT(  ADDRESS(   MATCH(    [HumanReadable.$I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J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K6]" office:value-type="float" office:value="500">
            <text:p>500</text:p>
          </table:table-cell>
          <table:table-cell table:style-name="ce1" table:formula="of:=[HumanReadable.L6]" office:value-type="float" office:value="1000">
            <text:p>1000</text:p>
          </table:table-cell>
          <table:table-cell table:style-name="ce1" table:formula="of:=INDIRECT(  ADDRESS(   MATCH([HumanReadable.M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N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P6]" office:value-type="string" office:string-value="Farm">
            <text:p>Farm</text:p>
          </table:table-cell>
          <table:table-cell table:style-name="ce1" table:formula="of:=[HumanReadable.Q6]" office:value-type="string" office:string-value="farmIcon">
            <text:p>farmIcon</text:p>
          </table:table-cell>
          <table:table-cell table:style-name="ce1" table:formula="of:=[HumanReadable.R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Lodge">
            <text:p>ForestingLodge</text:p>
          </table:table-cell>
          <table:table-cell table:style-name="ce1" table:formula="of:=[HumanReadable.C7]" office:value-type="string" office:string-value="Foresting Lodge">
            <text:p>Foresting Lodge</text:p>
          </table:table-cell>
          <table:table-cell table:style-name="ce1" table:formula="of:=[HumanReadable.D7]" office:value-type="float" office:value="3">
            <text:p>3</text:p>
          </table:table-cell>
          <table:table-cell table:style-name="ce1" table:formula="of:=[HumanReadable.E7]" office:value-type="float" office:value="200">
            <text:p>200</text:p>
          </table:table-cell>
          <table:table-cell table:style-name="ce1" table:formula="of:=[HumanReadable.F7]" office:value-type="string" office:string-value="Forester">
            <text:p>Forester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[HumanReadable.H7]" office:value-type="float" office:value="0">
            <text:p>0</text:p>
          </table:table-cell>
          <table:table-cell table:style-name="ce1" table:formula="of:=INDIRECT(  ADDRESS(   MATCH(    [HumanReadable.$I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J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7]" office:value-type="float" office:value="800">
            <text:p>800</text:p>
          </table:table-cell>
          <table:table-cell table:style-name="ce1" table:formula="of:=[HumanReadable.L7]" office:value-type="float" office:value="1500">
            <text:p>1500</text:p>
          </table:table-cell>
          <table:table-cell table:style-name="ce40" table:formula="of:=[HumanReadable.M7]" office:value-type="string" office:string-value="((interactEnvType=&quot;Tree&quot;))">
            <text:p>((interactEnvType="Tree"))</text:p>
          </table:table-cell>
          <table:table-cell table:style-name="ce1" table:formula="of:=INDIRECT(  ADDRESS(   MATCH([HumanReadable.$N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P7]" office:value-type="string" office:string-value="ForestingLodge">
            <text:p>ForestingLodge</text:p>
          </table:table-cell>
          <table:table-cell table:style-name="ce1" table:formula="of:=[HumanReadable.Q7]" office:value-type="string" office:string-value="forestingLodgeIcon">
            <text:p>forestingLodgeIcon</text:p>
          </table:table-cell>
          <table:table-cell table:style-name="ce1" table:formula="of:=[HumanReadable.R7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string" office:string-value="Goldmine">
            <text:p>Goldmine</text:p>
          </table:table-cell>
          <table:table-cell table:style-name="ce1" table:formula="of:=[HumanReadable.D8]" office:value-type="float" office:value="10">
            <text:p>10</text:p>
          </table:table-cell>
          <table:table-cell table:style-name="ce1" table:formula="of:=[HumanReadable.E8]" office:value-type="float" office:value="150">
            <text:p>150</text:p>
          </table:table-cell>
          <table:table-cell table:style-name="ce1" table:formula="of:=[HumanReadable.F8]" office:value-type="string" office:string-value="Miner">
            <text:p>Miner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ce1" table:formula="of:=[HumanReadable.H8]" office:value-type="float" office:value="1">
            <text:p>1</text:p>
          </table:table-cell>
          <table:table-cell table:style-name="ce1" table:formula="of:=INDIRECT(  ADDRESS(   MATCH(    [HumanReadable.$I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K8]" office:value-type="float" office:value="1000">
            <text:p>1000</text:p>
          </table:table-cell>
          <table:table-cell table:style-name="ce1" table:formula="of:=[HumanReadable.L8]" office:value-type="float" office:value="1500">
            <text:p>1500</text:p>
          </table:table-cell>
          <table:table-cell table:style-name="ce1" table:formula="of:=INDIRECT(  ADDRESS(   MATCH([HumanReadable.M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N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P8]" office:value-type="string" office:string-value="Goldmine">
            <text:p>Goldmine</text:p>
          </table:table-cell>
          <table:table-cell table:style-name="ce1" table:formula="of:=[HumanReadable.Q8]" office:value-type="string" office:string-value="goldmineIcon">
            <text:p>goldmineIcon</text:p>
          </table:table-cell>
          <table:table-cell table:style-name="ce1" table:formula="of:=[HumanReadable.R8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string" office:string-value="Inn">
            <text:p>Inn</text:p>
          </table:table-cell>
          <table:table-cell table:style-name="ce1" table:formula="of:=[HumanReadable.D9]" office:value-type="float" office:value="15">
            <text:p>15</text:p>
          </table:table-cell>
          <table:table-cell table:style-name="ce1" table:formula="of:=[HumanReadable.E9]" office:value-type="float" office:value="350">
            <text:p>350</text:p>
          </table:table-cell>
          <table:table-cell table:style-name="ce1" table:formula="of:=[HumanReadable.F9]" office:value-type="string" office:string-value="None">
            <text:p>None</text:p>
          </table:table-cell>
          <table:table-cell table:style-name="ce1" table:formula="of:=[HumanReadable.G9]" office:value-type="float" office:value="5">
            <text:p>5</text:p>
          </table:table-cell>
          <table:table-cell table:style-name="ce1" table:formula="of:=[HumanReadable.H9]" office:value-type="float" office:value="0">
            <text:p>0</text:p>
          </table:table-cell>
          <table:table-cell table:style-name="ce1" table:formula="of:=INDIRECT(  ADDRESS(   MATCH(    [HumanReadable.$I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J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[HumanReadable.L9]" office:value-type="float" office:value="0">
            <text:p>0</text:p>
          </table:table-cell>
          <table:table-cell table:style-name="ce1" table:formula="of:=INDIRECT(  ADDRESS(   MATCH([HumanReadable.M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P9]" office:value-type="string" office:string-value="Inn">
            <text:p>Inn</text:p>
          </table:table-cell>
          <table:table-cell table:style-name="ce1" table:formula="of:=[HumanReadable.Q9]" office:value-type="string" office:string-value="innIcon">
            <text:p>innIcon</text:p>
          </table:table-cell>
          <table:table-cell table:style-name="ce1" table:formula="of:=[HumanReadable.R9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string" office:string-value="Ironmine">
            <text:p>Ironmine</text:p>
          </table:table-cell>
          <table:table-cell table:style-name="ce1" table:formula="of:=[HumanReadable.D10]" office:value-type="float" office:value="12">
            <text:p>12</text:p>
          </table:table-cell>
          <table:table-cell table:style-name="ce1" table:formula="of:=[HumanReadable.E10]" office:value-type="float" office:value="150">
            <text:p>150</text:p>
          </table:table-cell>
          <table:table-cell table:style-name="ce1" table:formula="of:=[HumanReadable.F10]" office:value-type="string" office:string-value="Miner">
            <text:p>Miner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ce1" table:formula="of:=[HumanReadable.H10]" office:value-type="float" office:value="1">
            <text:p>1</text:p>
          </table:table-cell>
          <table:table-cell table:style-name="ce1" table:formula="of:=INDIRECT(  ADDRESS(   MATCH(    [HumanReadable.$I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K10]" office:value-type="float" office:value="1000">
            <text:p>1000</text:p>
          </table:table-cell>
          <table:table-cell table:style-name="ce1" table:formula="of:=[HumanReadable.L10]" office:value-type="float" office:value="1500">
            <text:p>1500</text:p>
          </table:table-cell>
          <table:table-cell table:style-name="ce1" table:formula="of:=INDIRECT(  ADDRESS(   MATCH([HumanReadable.M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N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P10]" office:value-type="string" office:string-value="Ironmine">
            <text:p>Ironmine</text:p>
          </table:table-cell>
          <table:table-cell table:style-name="ce1" table:formula="of:=[HumanReadable.Q10]" office:value-type="string" office:string-value="ironmineIcon">
            <text:p>ironmineIcon</text:p>
          </table:table-cell>
          <table:table-cell table:style-name="ce1" table:formula="of:=[HumanReadable.R10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Smeltery">
            <text:p>IronSmeltery</text:p>
          </table:table-cell>
          <table:table-cell table:style-name="ce1" table:formula="of:=[HumanReadable.C11]" office:value-type="string" office:string-value="Iron Smeltery">
            <text:p>Iron Smeltery</text:p>
          </table:table-cell>
          <table:table-cell table:style-name="ce1" table:formula="of:=[HumanReadable.D11]" office:value-type="float" office:value="13">
            <text:p>13</text:p>
          </table:table-cell>
          <table:table-cell table:style-name="ce1" table:formula="of:=[HumanReadable.E11]" office:value-type="float" office:value="275">
            <text:p>275</text:p>
          </table:table-cell>
          <table:table-cell table:style-name="ce1" table:formula="of:=[HumanReadable.F11]" office:value-type="string" office:string-value="Smelter">
            <text:p>Smelter</text:p>
          </table:table-cell>
          <table:table-cell table:style-name="ce1" table:formula="of:=[HumanReadable.G11]" office:value-type="float" office:value="2">
            <text:p>2</text:p>
          </table:table-cell>
          <table:table-cell table:style-name="ce1" table:formula="of:=[HumanReadable.H11]" office:value-type="float" office:value="1">
            <text:p>1</text:p>
          </table:table-cell>
          <table:table-cell table:style-name="ce1" table:formula="of:=INDIRECT(  ADDRESS(   MATCH(    [HumanReadable.$I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J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[HumanReadable.L11]" office:value-type="float" office:value="0">
            <text:p>0</text:p>
          </table:table-cell>
          <table:table-cell table:style-name="ce1" table:formula="of:=INDIRECT(  ADDRESS(   MATCH([HumanReadable.M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O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P11]" office:value-type="string" office:string-value="IronSmeltery">
            <text:p>IronSmeltery</text:p>
          </table:table-cell>
          <table:table-cell table:style-name="ce1" table:formula="of:=[HumanReadable.Q11]" office:value-type="string" office:string-value="ironSmelteryIcon">
            <text:p>ironSmelteryIcon</text:p>
          </table:table-cell>
          <table:table-cell table:style-name="ce1" table:formula="of:=[HumanReadable.R11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string" office:string-value="Mill">
            <text:p>Mill</text:p>
          </table:table-cell>
          <table:table-cell table:style-name="ce1" table:formula="of:=[HumanReadable.D12]" office:value-type="float" office:value="5">
            <text:p>5</text:p>
          </table:table-cell>
          <table:table-cell table:style-name="ce1" table:formula="of:=[HumanReadable.E12]" office:value-type="float" office:value="250">
            <text:p>250</text:p>
          </table:table-cell>
          <table:table-cell table:style-name="ce1" table:formula="of:=[HumanReadable.F12]" office:value-type="string" office:string-value="Miller">
            <text:p>Miller</text:p>
          </table:table-cell>
          <table:table-cell table:style-name="ce1" table:formula="of:=[HumanReadable.G12]" office:value-type="float" office:value="3">
            <text:p>3</text:p>
          </table:table-cell>
          <table:table-cell table:style-name="ce1" table:formula="of:=[HumanReadable.H12]" office:value-type="float" office:value="1">
            <text:p>1</text:p>
          </table:table-cell>
          <table:table-cell table:style-name="ce1" table:formula="of:=INDIRECT(  ADDRESS(   MATCH(    [HumanReadable.$I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[HumanReadable.L12]" office:value-type="float" office:value="0">
            <text:p>0</text:p>
          </table:table-cell>
          <table:table-cell table:style-name="ce1" table:formula="of:=INDIRECT(  ADDRESS(   MATCH([HumanReadable.M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O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P12]" office:value-type="string" office:string-value="Mill">
            <text:p>Mill</text:p>
          </table:table-cell>
          <table:table-cell table:style-name="ce1" table:formula="of:=[HumanReadable.Q12]" office:value-type="string" office:string-value="millIcon">
            <text:p>millIcon</text:p>
          </table:table-cell>
          <table:table-cell table:style-name="ce1" table:formula="of:=[HumanReadable.R1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string" office:string-value="Mint">
            <text:p>Mint</text:p>
          </table:table-cell>
          <table:table-cell table:style-name="ce1" table:formula="of:=[HumanReadable.D13]" office:value-type="float" office:value="11">
            <text:p>11</text:p>
          </table:table-cell>
          <table:table-cell table:style-name="ce1" table:formula="of:=[HumanReadable.E13]" office:value-type="float" office:value="275">
            <text:p>275</text:p>
          </table:table-cell>
          <table:table-cell table:style-name="ce1" table:formula="of:=[HumanReadable.F13]" office:value-type="string" office:string-value="Smelter">
            <text:p>Smelter</text:p>
          </table:table-cell>
          <table:table-cell table:style-name="ce1" table:formula="of:=[HumanReadable.G13]" office:value-type="float" office:value="2">
            <text:p>2</text:p>
          </table:table-cell>
          <table:table-cell table:style-name="ce1" table:formula="of:=[HumanReadable.H13]" office:value-type="float" office:value="1">
            <text:p>1</text:p>
          </table:table-cell>
          <table:table-cell table:style-name="ce1" table:formula="of:=INDIRECT(  ADDRESS(   MATCH(    [HumanReadable.$I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J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[HumanReadable.L13]" office:value-type="float" office:value="0">
            <text:p>0</text:p>
          </table:table-cell>
          <table:table-cell table:style-name="ce1" table:formula="of:=INDIRECT(  ADDRESS(   MATCH([HumanReadable.M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O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P13]" office:value-type="string" office:string-value="Mint">
            <text:p>Mint</text:p>
          </table:table-cell>
          <table:table-cell table:style-name="ce1" table:formula="of:=[HumanReadable.Q13]" office:value-type="string" office:string-value="mintIcon">
            <text:p>mintIcon</text:p>
          </table:table-cell>
          <table:table-cell table:style-name="ce1" table:formula="of:=[HumanReadable.R1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string" office:string-value="Palace">
            <text:p>Palace</text:p>
          </table:table-cell>
          <table:table-cell table:style-name="ce1" table:formula="of:=[HumanReadable.D14]" office:value-type="float" office:value="17">
            <text:p>17</text:p>
          </table:table-cell>
          <table:table-cell table:style-name="ce1" table:formula="of:=[HumanReadable.E14]" office:value-type="float" office:value="2000">
            <text:p>2000</text:p>
          </table:table-cell>
          <table:table-cell table:style-name="ce1" table:formula="of:=[HumanReadable.F14]" office:value-type="string" office:string-value="None">
            <text:p>None</text:p>
          </table:table-cell>
          <table:table-cell table:style-name="ce1" table:formula="of:=[HumanReadable.G14]" office:value-type="float" office:value="3">
            <text:p>3</text:p>
          </table:table-cell>
          <table:table-cell table:style-name="ce1" table:formula="of:=[HumanReadable.H14]" office:value-type="float" office:value="1">
            <text:p>1</text:p>
          </table:table-cell>
          <table:table-cell table:style-name="ce1" table:formula="of:=INDIRECT(  ADDRESS(   MATCH(    [HumanReadable.$I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J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[HumanReadable.L14]" office:value-type="float" office:value="0">
            <text:p>0</text:p>
          </table:table-cell>
          <table:table-cell table:style-name="ce1" table:formula="of:=INDIRECT(  ADDRESS(   MATCH([HumanReadable.M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P14]" office:value-type="string" office:string-value="Palace">
            <text:p>Palace</text:p>
          </table:table-cell>
          <table:table-cell table:style-name="ce1" table:formula="of:=[HumanReadable.Q14]" office:value-type="string" office:string-value="palaceIcon">
            <text:p>palaceIcon</text:p>
          </table:table-cell>
          <table:table-cell table:style-name="ce1" table:formula="of:=[HumanReadable.R1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string" office:string-value="Quarry">
            <text:p>Quarry</text:p>
          </table:table-cell>
          <table:table-cell table:style-name="ce1" table:formula="of:=[HumanReadable.D15]" office:value-type="float" office:value="8">
            <text:p>8</text:p>
          </table:table-cell>
          <table:table-cell table:style-name="ce1" table:formula="of:=[HumanReadable.E15]" office:value-type="float" office:value="200">
            <text:p>200</text:p>
          </table:table-cell>
          <table:table-cell table:style-name="ce1" table:formula="of:=[HumanReadable.F15]" office:value-type="string" office:string-value="Mason">
            <text:p>Mason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1">
            <text:p>1</text:p>
          </table:table-cell>
          <table:table-cell table:style-name="ce1" table:formula="of:=INDIRECT(  ADDRESS(   MATCH(    [HumanReadable.$I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K15]" office:value-type="float" office:value="1000">
            <text:p>1000</text:p>
          </table:table-cell>
          <table:table-cell table:style-name="ce1" table:formula="of:=[HumanReadable.L15]" office:value-type="float" office:value="1500">
            <text:p>1500</text:p>
          </table:table-cell>
          <table:table-cell table:style-name="ce1" table:formula="of:=INDIRECT(  ADDRESS(   MATCH([HumanReadable.M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N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P15]" office:value-type="string" office:string-value="Quarry">
            <text:p>Quarry</text:p>
          </table:table-cell>
          <table:table-cell table:style-name="ce1" table:formula="of:=[HumanReadable.Q15]" office:value-type="string" office:string-value="quarryIcon">
            <text:p>quarryIcon</text:p>
          </table:table-cell>
          <table:table-cell table:style-name="ce1" table:formula="of:=[HumanReadable.R1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string" office:string-value="School">
            <text:p>School</text:p>
          </table:table-cell>
          <table:table-cell table:style-name="ce1" table:formula="of:=[HumanReadable.D16]" office:value-type="float" office:value="14">
            <text:p>14</text:p>
          </table:table-cell>
          <table:table-cell table:style-name="ce1" table:formula="of:=[HumanReadable.E16]" office:value-type="float" office:value="400">
            <text:p>400</text:p>
          </table:table-cell>
          <table:table-cell table:style-name="ce1" table:formula="of:=[HumanReadable.F16]" office:value-type="string" office:string-value="None">
            <text:p>None</text:p>
          </table:table-cell>
          <table:table-cell table:style-name="ce1" table:formula="of:=[HumanReadable.G16]" office:value-type="float" office:value="5">
            <text:p>5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    [HumanReadable.$I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[HumanReadable.L16]" office:value-type="float" office:value="0">
            <text:p>0</text:p>
          </table:table-cell>
          <table:table-cell table:style-name="ce1" table:formula="of:=INDIRECT(  ADDRESS(   MATCH([HumanReadable.M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P16]" office:value-type="string" office:string-value="School">
            <text:p>School</text:p>
          </table:table-cell>
          <table:table-cell table:style-name="ce1" table:formula="of:=[HumanReadable.Q16]" office:value-type="string" office:string-value="schoolIcon">
            <text:p>schoolIcon</text:p>
          </table:table-cell>
          <table:table-cell table:style-name="ce1" table:formula="of:=[HumanReadable.R1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Workshop">
            <text:p>WeaponWorkshop</text:p>
          </table:table-cell>
          <table:table-cell table:style-name="ce1" table:formula="of:=[HumanReadable.C17]" office:value-type="string" office:string-value="Weapon Workshop">
            <text:p>Weapon Workshop</text:p>
          </table:table-cell>
          <table:table-cell table:style-name="ce1" table:formula="of:=[HumanReadable.D17]" office:value-type="float" office:value="7">
            <text:p>7</text:p>
          </table:table-cell>
          <table:table-cell table:style-name="ce1" table:formula="of:=[HumanReadable.E17]" office:value-type="float" office:value="250">
            <text:p>250</text:p>
          </table:table-cell>
          <table:table-cell table:style-name="ce1" table:formula="of:=[HumanReadable.F17]" office:value-type="string" office:string-value="Carpenter">
            <text:p>Carpenter</text:p>
          </table:table-cell>
          <table:table-cell table:style-name="ce1" table:formula="of:=[HumanReadable.G17]" office:value-type="float" office:value="2">
            <text:p>2</text:p>
          </table:table-cell>
          <table:table-cell table:style-name="ce1" table:formula="of:=[HumanReadable.H17]" office:value-type="float" office:value="1">
            <text:p>1</text:p>
          </table:table-cell>
          <table:table-cell table:style-name="ce1" table:formula="of:=INDIRECT(  ADDRESS(   MATCH(    [HumanReadable.$I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[HumanReadable.L17]" office:value-type="float" office:value="0">
            <text:p>0</text:p>
          </table:table-cell>
          <table:table-cell table:style-name="ce1" table:formula="of:=INDIRECT(  ADDRESS(   MATCH([HumanReadable.M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O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P17]" office:value-type="string" office:string-value="WeaponWorkshop">
            <text:p>WeaponWorkshop</text:p>
          </table:table-cell>
          <table:table-cell table:style-name="ce1" table:formula="of:=[HumanReadable.Q17]" office:value-type="string" office:string-value="weaponWorkshopIcon">
            <text:p>weaponWorkshopIcon</text:p>
          </table:table-cell>
          <table:table-cell table:style-name="ce1" table:formula="of:=[HumanReadable.R17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string" office:string-value="Warehouse">
            <text:p>Warehouse</text:p>
          </table:table-cell>
          <table:table-cell table:style-name="ce1" table:formula="of:=[HumanReadable.D18]" office:value-type="float" office:value="16">
            <text:p>16</text:p>
          </table:table-cell>
          <table:table-cell table:style-name="ce1" table:formula="of:=[HumanReadable.E18]" office:value-type="float" office:value="600">
            <text:p>600</text:p>
          </table:table-cell>
          <table:table-cell table:style-name="ce1" table:formula="of:=[HumanReadable.F18]" office:value-type="string" office:string-value="None">
            <text:p>None</text:p>
          </table:table-cell>
          <table:table-cell table:style-name="ce1" table:formula="of:=[HumanReadable.G18]" office:value-type="float" office:value="2">
            <text:p>2</text:p>
          </table:table-cell>
          <table:table-cell table:style-name="ce1" table:formula="of:=[HumanReadable.H18]" office:value-type="float" office:value="1">
            <text:p>1</text:p>
          </table:table-cell>
          <table:table-cell table:style-name="ce1" table:formula="of:=INDIRECT(  ADDRESS(   MATCH(    [HumanReadable.$I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J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[HumanReadable.L18]" office:value-type="float" office:value="0">
            <text:p>0</text:p>
          </table:table-cell>
          <table:table-cell table:style-name="ce1" table:formula="of:=INDIRECT(  ADDRESS(   MATCH([HumanReadable.M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P18]" office:value-type="string" office:string-value="Warehouse">
            <text:p>Warehouse</text:p>
          </table:table-cell>
          <table:table-cell table:style-name="ce1" table:formula="of:=[HumanReadable.Q18]" office:value-type="string" office:string-value="warehouseIcon">
            <text:p>warehouseIcon</text:p>
          </table:table-cell>
          <table:table-cell table:style-name="ce1" table:formula="of:=[HumanReadable.R18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    [HumanReadable.$I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[HumanReadable.L19]" office:value-type="float" office:value="0">
            <text:p>0</text:p>
          </table:table-cell>
          <table:table-cell table:style-name="ce1" table:formula="of:=INDIRECT(  ADDRESS(   MATCH([HumanReadable.M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float" office:value="0">
            <text:p>0</text:p>
          </table:table-cell>
          <table:table-cell table:style-name="ce1" table:formula="of:=[HumanReadable.Q19]" office:value-type="float" office:value="0">
            <text:p>0</text:p>
          </table:table-cell>
          <table:table-cell table:style-name="ce1" table:formula="of:=[HumanReadable.R19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    [HumanReadable.$I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[HumanReadable.L20]" office:value-type="float" office:value="0">
            <text:p>0</text:p>
          </table:table-cell>
          <table:table-cell table:style-name="ce1" table:formula="of:=INDIRECT(  ADDRESS(   MATCH([HumanReadable.M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ce1" table:formula="of:=[HumanReadable.R20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    [HumanReadable.$I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[HumanReadable.L21]" office:value-type="float" office:value="0">
            <text:p>0</text:p>
          </table:table-cell>
          <table:table-cell table:style-name="ce1" table:formula="of:=INDIRECT(  ADDRESS(   MATCH([HumanReadable.M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ce1" table:formula="of:=[HumanReadable.R21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    [HumanReadable.$I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[HumanReadable.L22]" office:value-type="float" office:value="0">
            <text:p>0</text:p>
          </table:table-cell>
          <table:table-cell table:style-name="ce1" table:formula="of:=INDIRECT(  ADDRESS(   MATCH([HumanReadable.M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ce1" table:formula="of:=[HumanReadable.R22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    [HumanReadable.$I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[HumanReadable.L23]" office:value-type="float" office:value="0">
            <text:p>0</text:p>
          </table:table-cell>
          <table:table-cell table:style-name="ce1" table:formula="of:=INDIRECT(  ADDRESS(   MATCH([HumanReadable.M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ce1" table:formula="of:=[HumanReadable.R23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    [HumanReadable.$I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[HumanReadable.L24]" office:value-type="float" office:value="0">
            <text:p>0</text:p>
          </table:table-cell>
          <table:table-cell table:style-name="ce1" table:formula="of:=INDIRECT(  ADDRESS(   MATCH([HumanReadable.M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ce1" table:formula="of:=[HumanReadable.R24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    [HumanReadable.$I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[HumanReadable.L25]" office:value-type="float" office:value="0">
            <text:p>0</text:p>
          </table:table-cell>
          <table:table-cell table:style-name="ce1" table:formula="of:=INDIRECT(  ADDRESS(   MATCH([HumanReadable.M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ce1" table:formula="of:=[HumanReadable.R25]" office:value-type="float" office:value="0">
            <text:p>0</text:p>
          </table:table-cell>
          <table:table-cell table:style-name="Default" table:number-columns-repeated="1006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25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Building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2" office:value-type="string">
            <text:p>WhoWorksHere</text:p>
          </table:table-cell>
          <table:table-cell table:style-name="ce41" office:value-type="string">
            <text:p>PullJobLimit</text:p>
          </table:table-cell>
          <table:table-cell table:style-name="ce41" office:value-type="string">
            <text:p>PushJobLimit</text:p>
          </table:table-cell>
          <table:table-cell table:style-name="ce43" office:value-type="string">
            <text:p>ConstructionRecipe</text:p>
          </table:table-cell>
          <table:table-cell table:style-name="ce43" office:value-type="string">
            <text:p>Stockpiles</text:p>
          </table:table-cell>
          <table:table-cell table:style-name="ce44" office:value-type="string">
            <text:p>HarvestAreaRadius</text:p>
          </table:table-cell>
          <table:table-cell table:style-name="ce44" office:value-type="string">
            <text:p>HarvestAreaMaxDist</text:p>
          </table:table-cell>
          <table:table-cell table:style-name="ce45" office:value-type="string">
            <text:p>HarvestRecipeList</text:p>
          </table:table-cell>
          <table:table-cell table:style-name="ce45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7" office:value-type="string">
            <text:p>BlueprintClass</text:p>
          </table:table-cell>
          <table:table-cell table:style-name="ce47" office:value-type="string">
            <text:p>Icon</text:p>
          </table:table-cell>
          <table:table-cell table:style-name="ce47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8" office:value-type="string">
            <text:p>Color Explanations (For all Sheets)</text:p>
          </table:table-cell>
          <table:table-cell table:number-columns-repeated="3"/>
          <table:table-cell table:number-columns-repeated="1000"/>
        </table:table-row>
        <table:table-row table:style-name="ro20">
          <table:table-cell office:value-type="string">
            <text:p>Woodcutters</text:p>
          </table:table-cell>
          <table:table-cell table:style-name="ce1" table:formula="of:=[.A2]" office:value-type="string" office:string-value="Woodcutters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Refers to another Sheet</text:p>
          </table:table-cell>
          <table:table-cell table:number-columns-repeated="1003"/>
        </table:table-row>
        <table:table-row table:style-name="ro21">
          <table:table-cell office:value-type="string">
            <text:p>Sawmill</text:p>
          </table:table-cell>
          <table:table-cell table:style-name="ce1" table:formula="of:=[.A3]" office:value-type="string" office:string-value="Sawmill">
            <text:p>Sawmill</text:p>
          </table:table-cell>
          <table:table-cell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Not relevant for many buildings</text:p>
          </table:table-cell>
          <table:table-cell table:number-columns-repeated="1003"/>
        </table:table-row>
        <table:table-row table:style-name="ro25">
          <table:table-cell office:value-type="string">
            <text:p>Bakery</text:p>
          </table:table-cell>
          <table:table-cell table:style-name="ce1" table:formula="of:=[.A4]" office:value-type="string" office:string-value="Bakery">
            <text:p>Bakery</text:p>
          </table:table-cell>
          <table:table-cell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Open Questions</text:p>
          </table:table-cell>
          <table:table-cell table:number-columns-repeated="1003"/>
        </table:table-row>
        <table:table-row table:style-name="ro21">
          <table:table-cell office:value-type="string">
            <text:p>Coalmine</text:p>
          </table:table-cell>
          <table:table-cell table:style-name="ce1" table:formula="of:=[.A5]" office:value-type="string" office:string-value="Coalmine">
            <text:p>Coalmine</text:p>
          </table:table-cell>
          <table:table-cell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DO NOT TOUCH – There's code in here</text:p>
          </table:table-cell>
          <table:table-cell table:number-columns-repeated="1003"/>
        </table:table-row>
        <table:table-row table:style-name="ro1">
          <table:table-cell office:value-type="string">
            <text:p>Farm</text:p>
          </table:table-cell>
          <table:table-cell table:style-name="ce1" table:formula="of:=[.A6]" office:value-type="string" office:string-value="Farm">
            <text:p>Farm</text:p>
          </table:table-cell>
          <table:table-cell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5" office:value-type="string">
            <text:p>Possibly Outdated</text:p>
          </table:table-cell>
          <table:table-cell table:number-columns-repeated="1003"/>
        </table:table-row>
        <table:table-row table:style-name="ro1">
          <table:table-cell office:value-type="string">
            <text:p>ForestingLodge</text:p>
          </table:table-cell>
          <table:table-cell table:style-name="ce1" table:formula="of:=[.A7]" office:value-type="string" office:string-value="ForestingLodge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style-name="ce46" office:value-type="string">
            <text:p>((interactEnvType="Tree"))</text:p>
          </table:table-cell>
          <table:table-cell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Refers to an asset</text:p>
          </table:table-cell>
          <table:table-cell table:number-columns-repeated="1003"/>
        </table:table-row>
        <table:table-row table:style-name="ro1">
          <table:table-cell office:value-type="string">
            <text:p>Goldmine</text:p>
          </table:table-cell>
          <table:table-cell table:style-name="ce1" table:formula="of:=[.A8]" office:value-type="string" office:string-value="Goldmine">
            <text:p>Goldmine</text:p>
          </table:table-cell>
          <table:table-cell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8" office:value-type="string">
            <text:p>Special</text:p>
          </table:table-cell>
          <table:table-cell table:number-columns-repeated="1003"/>
        </table:table-row>
        <table:table-row table:style-name="ro1">
          <table:table-cell office:value-type="string">
            <text:p>Inn</text:p>
          </table:table-cell>
          <table:table-cell table:style-name="ce1" table:formula="of:=[.A9]" office:value-type="string" office:string-value="Inn">
            <text:p>Inn</text:p>
          </table:table-cell>
          <table:table-cell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mine</text:p>
          </table:table-cell>
          <table:table-cell table:style-name="ce1" table:formula="of:=[.A10]" office:value-type="string" office:string-value="Ironmine">
            <text:p>Ironmine</text:p>
          </table:table-cell>
          <table:table-cell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Smeltery</text:p>
          </table:table-cell>
          <table:table-cell table:style-name="ce1" table:formula="of:=[.A11]" office:value-type="string" office:string-value="IronSmeltery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ll</text:p>
          </table:table-cell>
          <table:table-cell table:style-name="ce1" table:formula="of:=[.A12]" office:value-type="string" office:string-value="Mill">
            <text:p>Mill</text:p>
          </table:table-cell>
          <table:table-cell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nt</text:p>
          </table:table-cell>
          <table:table-cell table:style-name="ce1" table:formula="of:=[.A13]" office:value-type="string" office:string-value="Mint">
            <text:p>Mint</text:p>
          </table:table-cell>
          <table:table-cell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Palace</text:p>
          </table:table-cell>
          <table:table-cell table:style-name="ce1" table:formula="of:=[.A14]" office:value-type="string" office:string-value="Palace">
            <text:p>Palace</text:p>
          </table:table-cell>
          <table:table-cell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Quarry</text:p>
          </table:table-cell>
          <table:table-cell table:style-name="ce1" table:formula="of:=[.A15]" office:value-type="string" office:string-value="Quarry">
            <text:p>Quarry</text:p>
          </table:table-cell>
          <table:table-cell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1" office:value-type="string">
            <text:p>School</text:p>
          </table:table-cell>
          <table:table-cell table:style-name="ce1" table:formula="of:=[.A16]" office:value-type="string" office:string-value="School">
            <text:p>School</text:p>
          </table:table-cell>
          <table:table-cell table:style-name="ce41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1" office:value-type="string">
            <text:p>WeaponWorkshop</text:p>
          </table:table-cell>
          <table:table-cell table:style-name="ce1" table:formula="of:=[.A17]" office:value-type="string" office:string-value="WeaponWorkshop">
            <text:p>WeaponWorkshop</text:p>
          </table:table-cell>
          <table:table-cell table:style-name="ce41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Warehouse</text:p>
          </table:table-cell>
          <table:table-cell table:style-name="ce1" table:formula="of:=[.A18]" office:value-type="string" office:string-value="Warehouse">
            <text:p>Warehouse</text:p>
          </table:table-cell>
          <table:table-cell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0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20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7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11"/>
          <table:table-cell table:style-name="Default"/>
          <table:table-cell table:number-columns-repeated="4"/>
        </table:table-row>
        <table:table-row table:style-name="ro1" table:number-rows-repeated="6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6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1M</meta:editing-duration>
    <meta:editing-cycles>77</meta:editing-cycles>
    <meta:generator>OpenOffice/4.1.3$Win32 OpenOffice.org_project/413m1$Build-9783</meta:generator>
    <dc:date>2018-11-13T16:33:22.98</dc:date>
    <dc:creator>Felix </dc:creator>
    <meta:document-statistic meta:table-count="9" meta:cell-count="1483" meta:object-count="0"/>
    <meta:user-defined meta:name="Info 1"/>
    <meta:user-defined meta:name="Info 2"/>
    <meta:user-defined meta:name="Info 3"/>
    <meta:user-defined meta:name="Info 4"/>
  </office:meta>
</office:document-meta>
</file>